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  <style:text-properties style:use-window-font-color="true" loext:opacity="0%" style:font-name="Courier New" fo:font-size="10pt" fo:font-weight="normal" officeooo:rsid="008826c3" officeooo:paragraph-rsid="008826c3" fo:background-color="transparent" style:font-size-asian="10pt" style:font-weight-asian="normal" style:font-size-complex="10pt" style:font-weight-complex="normal"/>
    </style:style>
    <style:style style:name="P2" style:family="paragraph" style:parent-style-name="Preformatted_20_Text">
      <style:paragraph-properties style:writing-mode="lr-tb"/>
      <style:text-properties style:use-window-font-color="true" loext:opacity="0%" style:font-name="Courier New" fo:font-size="10pt" fo:font-weight="bold" officeooo:rsid="008826c3" officeooo:paragraph-rsid="008826c3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officeooo:paragraph-rsid="0051f664" fo:background-color="transparen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officeooo:rsid="0055fbd8" officeooo:paragraph-rsid="0055fbd8" fo:background-color="transparen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officeooo:rsid="0056e45a" officeooo:paragraph-rsid="0056e45a" fo:background-color="transparent" style:font-size-asian="10pt" style:font-size-complex="10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officeooo:paragraph-rsid="0057db0e" fo:background-color="transparent" style:font-size-asian="10pt" style:font-size-complex="10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officeooo:paragraph-rsid="005cc80f" fo:background-color="transparent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officeooo:paragraph-rsid="005eea08" fo:background-color="transparen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officeooo:paragraph-rsid="00614d84" fo:background-color="transparen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officeooo:rsid="00663836" officeooo:paragraph-rsid="00663836" fo:background-color="transparent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officeooo:paragraph-rsid="00841beb" fo:background-color="transparen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officeooo:rsid="00883376" officeooo:paragraph-rsid="00883376" fo:background-color="transparent" style:font-size-asian="10pt" style:font-size-complex="10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Courier New" fo:font-size="10pt" fo:language="en" fo:country="GB" officeooo:paragraph-rsid="0051f664" fo:background-color="transparent" style:font-size-asian="10pt" style:font-size-complex="10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officeooo:rsid="00922d68" officeooo:paragraph-rsid="00922d68" fo:background-color="transparent" style:font-size-asian="10pt" style:font-size-complex="10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officeooo:paragraph-rsid="0051f664" fo:background-color="transparent" style:font-size-asian="10pt" style:font-size-complex="10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officeooo:rsid="009b9db9" officeooo:paragraph-rsid="00922d68" fo:background-color="transparent" style:font-size-asian="10pt" style:font-size-complex="10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officeooo:paragraph-rsid="00a137d1" fo:background-color="transparen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officeooo:paragraph-rsid="00ac173f" fo:background-color="transparent" style:font-size-asian="10pt" style:font-size-complex="10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officeooo:paragraph-rsid="00ae7f5d" fo:background-color="transparent" style:font-size-asian="10pt" style:font-size-complex="10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Courier New" fo:font-size="10pt" fo:language="en" fo:country="GB" fo:font-weight="bold" officeooo:paragraph-rsid="0051f664" fo:background-color="transparent" style:font-size-asian="10pt" style:font-weight-asian="bold" style:font-size-complex="10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fo:font-weight="bold" officeooo:paragraph-rsid="0051f664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fo:font-weight="bold" officeooo:rsid="005cc80f" officeooo:paragraph-rsid="005cc80f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fo:font-weight="bold" officeooo:rsid="0058f70a" officeooo:paragraph-rsid="0058f70a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fo:font-weight="bold" officeooo:paragraph-rsid="00614d84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fo:font-weight="bold" officeooo:rsid="0068668a" officeooo:paragraph-rsid="0051f664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Courier New" fo:font-size="10pt" fo:language="en" fo:country="GB" fo:font-weight="bold" officeooo:rsid="008cf976" officeooo:paragraph-rsid="008cf976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fo:font-weight="bold" officeooo:rsid="00922d68" officeooo:paragraph-rsid="00922d68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fo:font-weight="bold" officeooo:rsid="009cd2e5" officeooo:paragraph-rsid="009cd2e5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fo:font-weight="bold" officeooo:rsid="00a738a8" officeooo:paragraph-rsid="00a738a8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fo:font-weight="bold" officeooo:rsid="00aba722" officeooo:paragraph-rsid="00aba722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language="en" fo:country="GB" fo:font-weight="normal" officeooo:paragraph-rsid="0051f664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officeooo:paragraph-rsid="0051f664" fo:background-color="transparent" style:font-size-asian="10pt" style:font-size-complex="10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Courier New" fo:font-size="10pt" officeooo:paragraph-rsid="0051f664" fo:background-color="transparent" style:font-size-asian="10pt" style:font-size-complex="10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officeooo:rsid="00a137d1" officeooo:paragraph-rsid="00a137d1" fo:background-color="transparent" style:font-size-asian="10pt" style:font-size-complex="10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officeooo:rsid="00af6ab6" officeooo:paragraph-rsid="00af6ab6" fo:background-color="transparent" style:font-size-asian="10pt" style:font-size-complex="10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font-weight="bold" officeooo:rsid="009b9db9" officeooo:paragraph-rsid="009b9db9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0pt" fo:font-weight="bold" officeooo:paragraph-rsid="0051f664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6pt" fo:language="en" fo:country="GB" officeooo:paragraph-rsid="0051f664" fo:background-color="transparent" style:font-size-asian="6pt" style:font-size-complex="6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8pt" fo:language="en" fo:country="GB" officeooo:rsid="008826c3" officeooo:paragraph-rsid="008826c3" fo:background-color="transparent" style:font-size-asian="8pt" style:font-size-complex="8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8pt" fo:language="en" fo:country="GB" officeooo:paragraph-rsid="008826c3" fo:background-color="transparent" style:font-size-asian="8pt" style:font-size-complex="8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8pt" fo:language="en" fo:country="GB" officeooo:paragraph-rsid="0051f664" fo:background-color="transparent" style:font-size-asian="8pt" style:font-size-complex="8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solid" style:text-line-through-type="single" style:font-name="Courier New" fo:font-size="10pt" fo:language="en" fo:country="GB" officeooo:paragraph-rsid="0051f664" fo:background-color="transparent" style:font-size-asian="10pt" style:font-size-complex="10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paragraph-rsid="0051f664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paragraph-rsid="00a137d1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rsid="00a137d1" officeooo:paragraph-rsid="00a137d1"/>
    </style:style>
    <style:style style:name="T1" style:family="text">
      <style:text-properties officeooo:rsid="00543a8e"/>
    </style:style>
    <style:style style:name="T2" style:family="text">
      <style:text-properties style:use-window-font-color="true" loext:opacity="0%" style:font-name="Courier New" fo:font-size="10pt" fo:language="en" fo:country="GB" fo:background-color="transparent" loext:char-shading-value="0" style:font-size-asian="10pt" style:font-size-complex="10pt"/>
    </style:style>
    <style:style style:name="T3" style:family="text">
      <style:text-properties style:use-window-font-color="true" loext:opacity="0%" style:font-name="Courier New" fo:font-size="10pt" fo:language="en" fo:country="GB" officeooo:rsid="00a137d1" fo:background-color="transparent" loext:char-shading-value="0" style:font-size-asian="10pt" style:font-size-complex="10pt"/>
    </style:style>
    <style:style style:name="T4" style:family="text">
      <style:text-properties style:use-window-font-color="true" loext:opacity="0%" style:font-name="Courier New" fo:font-size="10pt" fo:language="zxx" fo:country="none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5" style:family="text">
      <style:text-properties officeooo:rsid="005cc80f"/>
    </style:style>
    <style:style style:name="T6" style:family="text">
      <style:text-properties officeooo:rsid="005eea08"/>
    </style:style>
    <style:style style:name="T7" style:family="text">
      <style:text-properties officeooo:rsid="0064ba2d"/>
    </style:style>
    <style:style style:name="T8" style:family="text">
      <style:text-properties officeooo:rsid="0064f1d0"/>
    </style:style>
    <style:style style:name="T9" style:family="text">
      <style:text-properties officeooo:rsid="006526b4"/>
    </style:style>
    <style:style style:name="T10" style:family="text">
      <style:text-properties officeooo:rsid="006533e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663836"/>
    </style:style>
    <style:style style:name="T13" style:family="text">
      <style:text-properties officeooo:rsid="0066f879"/>
    </style:style>
    <style:style style:name="T14" style:family="text">
      <style:text-properties officeooo:rsid="006730aa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6c167a"/>
    </style:style>
    <style:style style:name="T17" style:family="text">
      <style:text-properties officeooo:rsid="006d6019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text-line-through-style="solid" style:text-line-through-type="single" officeooo:rsid="006d6019"/>
    </style:style>
    <style:style style:name="T20" style:family="text">
      <style:text-properties officeooo:rsid="006fbac5"/>
    </style:style>
    <style:style style:name="T21" style:family="text">
      <style:text-properties officeooo:rsid="0071380b"/>
    </style:style>
    <style:style style:name="T22" style:family="text">
      <style:text-properties officeooo:rsid="00744fcf"/>
    </style:style>
    <style:style style:name="T23" style:family="text">
      <style:text-properties officeooo:rsid="0076fefb"/>
    </style:style>
    <style:style style:name="T24" style:family="text">
      <style:text-properties officeooo:rsid="0078c08f"/>
    </style:style>
    <style:style style:name="T25" style:family="text">
      <style:text-properties officeooo:rsid="0079552f"/>
    </style:style>
    <style:style style:name="T26" style:family="text">
      <style:text-properties officeooo:rsid="0083d5ee"/>
    </style:style>
    <style:style style:name="T27" style:family="text">
      <style:text-properties style:text-line-through-style="none" style:text-line-through-type="none" officeooo:rsid="0083d5ee"/>
    </style:style>
    <style:style style:name="T28" style:family="text">
      <style:text-properties officeooo:rsid="00841beb"/>
    </style:style>
    <style:style style:name="T29" style:family="text">
      <style:text-properties officeooo:rsid="00842be1"/>
    </style:style>
    <style:style style:name="T30" style:family="text">
      <style:text-properties officeooo:rsid="0087c778"/>
    </style:style>
    <style:style style:name="T31" style:family="text">
      <style:text-properties officeooo:rsid="00883376"/>
    </style:style>
    <style:style style:name="T32" style:family="text">
      <style:text-properties officeooo:rsid="00892e5b"/>
    </style:style>
    <style:style style:name="T33" style:family="text">
      <style:text-properties officeooo:rsid="00956f8d"/>
    </style:style>
    <style:style style:name="T34" style:family="text">
      <style:text-properties officeooo:rsid="0099a019"/>
    </style:style>
    <style:style style:name="T35" style:family="text">
      <style:text-properties fo:language="en" fo:country="GB"/>
    </style:style>
    <style:style style:name="T36" style:family="text">
      <style:text-properties fo:language="en" fo:country="GB" officeooo:rsid="005eea08"/>
    </style:style>
    <style:style style:name="T37" style:family="text">
      <style:text-properties fo:language="en" fo:country="GB" fo:font-weight="bold" style:font-weight-asian="bold"/>
    </style:style>
    <style:style style:name="T38" style:family="text">
      <style:text-properties fo:language="en" fo:country="GB" fo:font-weight="bold" style:font-weight-asian="bold" style:font-weight-complex="bold"/>
    </style:style>
    <style:style style:name="T39" style:family="text">
      <style:text-properties officeooo:rsid="009fabd4"/>
    </style:style>
    <style:style style:name="T40" style:family="text">
      <style:text-properties style:font-weight-complex="bold"/>
    </style:style>
    <style:style style:name="T41" style:family="text">
      <style:text-properties officeooo:rsid="00a137d1" style:font-weight-complex="bold"/>
    </style:style>
    <style:style style:name="T42" style:family="text">
      <style:text-properties officeooo:rsid="00a137d1"/>
    </style:style>
    <style:style style:name="T43" style:family="text">
      <style:text-properties officeooo:rsid="00a4bbc3"/>
    </style:style>
    <style:style style:name="T44" style:family="text">
      <style:text-properties officeooo:rsid="00a5d09f"/>
    </style:style>
    <style:style style:name="T45" style:family="text">
      <style:text-properties officeooo:rsid="00a738a8"/>
    </style:style>
    <style:style style:name="T46" style:family="text">
      <style:text-properties officeooo:rsid="00a9d03e"/>
    </style:style>
    <style:style style:name="T47" style:family="text">
      <style:text-properties officeooo:rsid="00ac173f"/>
    </style:style>
    <style:style style:name="T48" style:family="text">
      <style:text-properties officeooo:rsid="00ae726b"/>
    </style:style>
    <style:style style:name="T49" style:family="text">
      <style:text-properties officeooo:rsid="00af6ab6"/>
    </style:style>
    <style:style style:name="T50" style:family="text">
      <style:text-properties officeooo:rsid="00af8679"/>
    </style:style>
    <style:style style:name="T51" style:family="text">
      <style:text-properties officeooo:rsid="00b46b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0">Hadoop 3 MultiNode</text:p>
      <text:p text:style-name="P3"/>
      <text:p text:style-name="P4">2 Master | 3 Worker</text:p>
      <text:p text:style-name="P21">Launch Instance</text:p>
      <text:p text:style-name="P3"><text:span text:style-name="T1">Name-NN | OS-</text:span>Ubuntu <text:span text:style-name="T1">20</text:span> | t2.micro | SG-Default</text:p>
      <text:p text:style-name="P5">Goto security → Inbound rule → Edit inbound rule → Add rule → My IP </text:p>
      <text:p text:style-name="P3"/>
      <text:p text:style-name="P22">Connect the Instance</text:p>
      <text:p text:style-name="P6"><text:span text:style-name="T5">$ </text:span>ls -l</text:p>
      <text:p text:style-name="P7"><text:span text:style-name="T5">$ </text:span>chmod 600 key.pem</text:p>
      <text:p text:style-name="P7"><text:span text:style-name="T5">$ </text:span>ls -l</text:p>
      <text:p text:style-name="P7"><text:span text:style-name="T5">$ </text:span>ssh -i key.pem ubuntu@&lt;Public IP&gt;</text:p>
      <text:p text:style-name="P7"><text:span text:style-name="T5">$ </text:span>sudo apt-get update &amp;&amp; sudo apt-get dist-upgrade -y</text:p>
      <text:p text:style-name="P3"/>
      <text:p text:style-name="P3">Open new terminal run this command and close terminal</text:p>
      <text:p text:style-name="P3"><text:span text:style-name="T6">$ </text:span>scp -i key.pem key.pem ubuntu@public_IP:~/.ssh</text:p>
      <text:p text:style-name="P3"/>
      <text:p text:style-name="P3"><text:span text:style-name="T6">$ </text:span>cd .ssh</text:p>
      <text:p text:style-name="P3"><text:span text:style-name="T6">$ </text:span>cd</text:p>
      <text:p text:style-name="P3"/>
      <text:p text:style-name="P23">Create user</text:p>
      <text:p text:style-name="P3"><text:span text:style-name="T6">$ </text:span>sudo addgroup hadoop</text:p>
      <text:p text:style-name="P32"><text:span text:style-name="T36">$ </text:span><text:span text:style-name="T35">sudo adduser hduser --ingroup hadoop </text:span></text:p>
      <text:p text:style-name="P3"><text:span text:style-name="T6">$ </text:span>sudo adduser hduser sudo</text:p>
      <text:p text:style-name="P8"><text:span text:style-name="T6">$ </text:span>su hduser</text:p>
      <text:p text:style-name="P8"><text:span text:style-name="T6">$ </text:span>cd</text:p>
      <text:p text:style-name="P3"/>
      <text:p text:style-name="P21">Create local key</text:p>
      <text:p text:style-name="P9"><text:span text:style-name="T6">$ </text:span>ssh-keygen</text:p>
      <text:p text:style-name="P9"><text:span text:style-name="T6">$ </text:span>Enter Enter Enter</text:p>
      <text:p text:style-name="P9"><text:span text:style-name="T6">$ </text:span>cd .ssh</text:p>
      <text:p text:style-name="P9"><text:span text:style-name="T6">$ </text:span>ls</text:p>
      <text:p text:style-name="P9"><text:span text:style-name="T6">$ </text:span>cat id_rsa.pub &gt;&gt; authorized_keys</text:p>
      <text:p text:style-name="P9"><text:span text:style-name="T6">$ </text:span>cd</text:p>
      <text:p text:style-name="P9"><text:span text:style-name="T6">$ </text:span>ssh localhost</text:p>
      <text:p text:style-name="P9"><text:span text:style-name="T6">$ </text:span>exit</text:p>
      <text:p text:style-name="P9"/>
      <text:p text:style-name="P24">Copy the instance public key to hduser's directory</text:p>
      <text:p text:style-name="P3"><text:span text:style-name="T7">$ </text:span>sudo su</text:p>
      <text:p text:style-name="P3"><text:span text:style-name="T8">$ </text:span>cd</text:p>
      <text:p text:style-name="P3"><text:span text:style-name="T8">$ </text:span>cp /home/ubuntu/.ssh/<text:span text:style-name="T8">key</text:span>.pem /home/hduser/.ssh/</text:p>
      <text:p text:style-name="P3"><text:span text:style-name="T9">$ </text:span>chown hduser:hadoop /home/hduser/.ssh/<text:span text:style-name="T9">key</text:span>.pem</text:p>
      <text:p text:style-name="P3"><text:span text:style-name="T10">$ </text:span>exit</text:p>
      <text:p text:style-name="P10">$ cd .ssh</text:p>
      <text:p text:style-name="P10">$ ls -l</text:p>
      <text:p text:style-name="P10">$ cd</text:p>
      <text:p text:style-name="P10"/>
      <text:p text:style-name="P3"><text:span text:style-name="T12">$ </text:span>sudo apt install openjdk-8-jdk openjdk-8-jre </text:p>
      <text:p text:style-name="P3"><text:span text:style-name="T12">$ </text:span>java -version</text:p>
      <text:p text:style-name="P25"/>
      <text:p text:style-name="P3"><text:span text:style-name="T14">$ </text:span>wget -c https://dlcdn.apache.org/hadoop/common/stable/hadoop-3.3.<text:span text:style-name="T13">6</text:span>.tar.gz</text:p>
      <text:p text:style-name="P3"><text:span text:style-name="T14">$ </text:span>tar -xzvf hadoop-3.3.<text:span text:style-name="T14">6</text:span>.tar.gz</text:p>
      <text:p text:style-name="P3"><text:span text:style-name="T14">$ </text:span>sudo mv hadoop-3.3.<text:span text:style-name="T14">6</text:span> /usr/local/hadoop</text:p>
      <text:p text:style-name="P3"><text:span text:style-name="T14">$ </text:span>sudo chown -R hduser:hadoop /usr/local/hadoop</text:p>
      <text:p text:style-name="P32"/>
      <text:p text:style-name="P21">Set Enviornment Variable</text:p>
      <text:p text:style-name="P3"><text:span text:style-name="T16">$ </text:span>nano .bashrc</text:p>
      <text:p text:style-name="P31">Go to last line and paste</text:p>
      <text:p text:style-name="P38">export JAVA_HOME=/usr/lib/jvm/java-8-openjdk-amd64</text:p>
      <text:p text:style-name="P38">export HADOOP_HOME=/usr/local/hadoop</text:p>
      <text:p text:style-name="P38">export PATH=$PATH:$HADOOP_HOME/bin</text:p>
      <text:p text:style-name="P38">export PATH=$PATH:$HADOOP_HOME/sbin</text:p>
      <text:p text:style-name="P38">export PATH=$PATH:/usr/local/hadoop/bin/</text:p>
      <text:p text:style-name="P38">export HADOOP_MAPRED_HOME=$HADOOP_HOME</text:p>
      <text:p text:style-name="P38">export HADOOP_COMMON_HOME=$HADOOP_HOME</text:p>
      <text:p text:style-name="P38">export HADOOP_HDFS_HOME=$HADOOP_HOME</text:p>
      <text:p text:style-name="P38"><text:soft-page-break/>export YARN_HOME=$HADOOP_HOME</text:p>
      <text:p text:style-name="P38">export HADOOP_CONF_DIR=/usr/local/hadoop/etc/hadoop</text:p>
      <text:p text:style-name="P3"/>
      <text:p text:style-name="P3"><text:span text:style-name="T16">$ </text:span>source .bashrc</text:p>
      <text:p text:style-name="P32"/>
      <text:p text:style-name="P3"><text:span text:style-name="T16">$ </text:span>cd /usr/local/hadoop/etc/hadoop/</text:p>
      <text:p text:style-name="P3"/>
      <text:p text:style-name="P3"><text:span text:style-name="T16">$ </text:span>nano hadoop-env.sh</text:p>
      <text:p text:style-name="P31">Go to last line and paste</text:p>
      <text:p text:style-name="P3">export JAVA_HOME=/usr/lib/jvm/java-8-openjdk-amd64</text:p>
      <text:p text:style-name="P3">export HADOOP_LOG_DIR=/var/log/hadoop</text:p>
      <text:p text:style-name="P3"><text:span text:style-name="T17">$ </text:span>sudo mkdir /var/log/hadoop/</text:p>
      <text:p text:style-name="P3"><text:span text:style-name="T17">$ </text:span>sudo chown -R hduser:hadoop /var/log/hadoop</text:p>
      <text:p text:style-name="P32"/>
      <text:p text:style-name="P21">Disable FireWall iptables</text:p>
      <text:p text:style-name="P3"><text:span text:style-name="T17">$ </text:span>sudo iptables -L -n</text:p>
      <text:p text:style-name="P3"><text:span text:style-name="T17">$ </text:span>sudo ufw status</text:p>
      <text:p text:style-name="P3"><text:span text:style-name="T19">$ </text:span><text:span text:style-name="T18">sudo ufw disable</text:span> <text:span text:style-name="T20">| </text:span><text:span text:style-name="T21">#</text:span>Use only if enable</text:p>
      <text:p text:style-name="P32"/>
      <text:p text:style-name="P21">Disabling Transparent Hugepage Compaction</text:p>
      <text:p text:style-name="P3"><text:span text:style-name="T22">$ </text:span>cat /sys/kernel/mm/transparent_hugepage/defrag</text:p>
      <text:p text:style-name="P3"><text:span text:style-name="T22">$ </text:span>sudo nano /etc/init.d/disable-transparent-hugepages</text:p>
      <text:p text:style-name="P3"/>
      <text:p text:style-name="P3">#!/bin/sh</text:p>
      <text:p text:style-name="P3">### BEGIN INIT INFO</text:p>
      <text:p text:style-name="P3"># Provides: <text:s text:c="9"/>disable-transparent-hugepages</text:p>
      <text:p text:style-name="P3"># Required-Start: <text:s text:c="3"/>$local_fs</text:p>
      <text:p text:style-name="P3"># Required-Stop:</text:p>
      <text:p text:style-name="P3"># Default-Start: <text:s text:c="4"/>2 3 4 5</text:p>
      <text:p text:style-name="P3"># Default-Stop: <text:s text:c="5"/>0 1 6</text:p>
      <text:p text:style-name="P3"># Short-Description: Disable Linux transparent huge pages</text:p>
      <text:p text:style-name="P3"># Description: <text:s text:c="6"/>Disable Linux transparent huge pages, to improve</text:p>
      <text:p text:style-name="P3"># <text:s text:c="19"/>database performance.</text:p>
      <text:p text:style-name="P3">### END INIT INFO</text:p>
      <text:p text:style-name="P3"/>
      <text:p text:style-name="P3">case $1 in</text:p>
      <text:p text:style-name="P3"><text:s text:c="2"/>start)</text:p>
      <text:p text:style-name="P3"><text:s text:c="4"/>if [ -d /sys/kernel/mm/transparent_hugepage ]; then</text:p>
      <text:p text:style-name="P3"><text:s text:c="6"/>thp_path=/sys/kernel/mm/transparent_hugepage</text:p>
      <text:p text:style-name="P3"><text:s text:c="4"/>elif [ -d /sys/kernel/mm/redhat_transparent_hugepage ]; then</text:p>
      <text:p text:style-name="P3"><text:s text:c="6"/>thp_path=/sys/kernel/mm/redhat_transparent_hugepage</text:p>
      <text:p text:style-name="P3"><text:s text:c="4"/>else</text:p>
      <text:p text:style-name="P3"><text:s text:c="6"/>return 0</text:p>
      <text:p text:style-name="P3"><text:s text:c="4"/>fi</text:p>
      <text:p text:style-name="P3"/>
      <text:p text:style-name="P3"><text:s text:c="4"/>echo 'never' &gt; ${thp_path}/enabled</text:p>
      <text:p text:style-name="P3"><text:s text:c="4"/>echo 'never' &gt; ${thp_path}/defrag</text:p>
      <text:p text:style-name="P3"/>
      <text:p text:style-name="P3"><text:s text:c="4"/>unset thp_path</text:p>
      <text:p text:style-name="P3"><text:s text:c="4"/>;;</text:p>
      <text:p text:style-name="P3">esac</text:p>
      <text:p text:style-name="P3"/>
      <text:p text:style-name="P3"><text:span text:style-name="T23">$ </text:span>sudo chmod 755 /etc/init.d/disable-transparent-hugepages</text:p>
      <text:p text:style-name="P3"><text:span text:style-name="T23">$ </text:span>sudo update-rc.d disable-transparent-hugepages defaults</text:p>
      <text:p text:style-name="P3"/>
      <text:p text:style-name="P21"><text:span text:style-name="T15">Go to AWS console → Instance state → </text:span>Reboot</text:p>
      <text:p text:style-name="P3"><text:span text:style-name="T24">$ </text:span>ssh -i key.pem ubuntu@&lt;Public IP&gt;</text:p>
      <text:p text:style-name="P3"><text:span text:style-name="T24">$ </text:span>su hduser</text:p>
      <text:p text:style-name="P3"><text:span text:style-name="T25">$ </text:span>cd</text:p>
      <text:p text:style-name="P3"><text:span text:style-name="T25">$ </text:span>cat /sys/kernel/mm/transparent_hugepage/defrag</text:p>
      <text:p text:style-name="P32"/>
      <text:p text:style-name="P21">Set Swappiness</text:p>
      <text:p text:style-name="P3"><text:span text:style-name="T26">$ </text:span>sudo sysctl -a | grep vm.swappiness</text:p>
      <text:p text:style-name="P3"><text:span text:style-name="T26">$ </text:span>sudo sysctl vm.swappiness=1</text:p>
      <text:p text:style-name="P32"><text:soft-page-break/></text:p>
      <text:p text:style-name="P21">Configure NTP</text:p>
      <text:p text:style-name="P3"><text:span text:style-name="T26">$ </text:span>timedatectl status</text:p>
      <text:p text:style-name="P3"><text:span text:style-name="T26">$ </text:span><text:span text:style-name="T18">timedatectl list-timezones</text:span><text:span text:style-name="T27">| List of various time zone available</text:span></text:p>
      <text:p text:style-name="P3"><text:span text:style-name="T28">$ </text:span>sudo timedatectl set-timezone Asia/Kolkata</text:p>
      <text:p text:style-name="P11"><text:span text:style-name="T26">$ </text:span>timedatectl status</text:p>
      <text:p text:style-name="P3"><text:span text:style-name="T28">$ </text:span><text:span text:style-name="T18">sudo ntpq -p</text:span> | Show NTP Status, Dont run this command</text:p>
      <text:p text:style-name="P3"><text:span text:style-name="T29">$ </text:span>sudo apt install ntp -y</text:p>
      <text:p text:style-name="P32"/>
      <text:p text:style-name="P21">Configure SSH Password less logins <text:span text:style-name="T30">over private networks</text:span></text:p>
      <text:p text:style-name="P39">$ </text:p>
      <text:p text:style-name="P40">sudo su -c touch /home/hduser/.ssh/config; echo "Host *\n StrictHostKeyChecking no\n</text:p>
      <text:p text:style-name="P41">UserKnownHostsFile=/dev/null" &gt; /home/hduser/.ssh/config</text:p>
      <text:p text:style-name="P1"/>
      <text:p text:style-name="P2">Will show does not exist, No Problem. <text:span text:style-name="T31">To check.</text:span></text:p>
      <text:p text:style-name="P12">$ cd .ssh</text:p>
      <text:p text:style-name="P12">$ ls</text:p>
      <text:p text:style-name="P12">$ cat config</text:p>
      <text:p text:style-name="P12"/>
      <text:p text:style-name="P3"><text:span text:style-name="T31">$ </text:span>sudo service ssh restart</text:p>
      <text:p text:style-name="P3"/>
      <text:p text:style-name="P3">Configure .profile (make sure you are on NN) </text:p>
      <text:p text:style-name="P3"><text:span text:style-name="T32">$ </text:span>nano .profile</text:p>
      <text:p text:style-name="P31">Goto last line and paste</text:p>
      <text:p text:style-name="P3"/>
      <text:p text:style-name="P32"><text:span text:style-name="T35">eval `ssh-agent` ssh-add /home/hduser/.ssh/</text:span><text:span text:style-name="T37">key</text:span><text:span text:style-name="T35">.pem</text:span></text:p>
      <text:p text:style-name="P3"/>
      <text:p text:style-name="P3"><text:span text:style-name="T32">$ </text:span>source .profile</text:p>
      <text:p text:style-name="P33"/>
      <text:p text:style-name="P26">Create Image | Name-Hadoop3 | Select – No Reboot</text:p>
      <text:p text:style-name="P13"><text:s/></text:p>
      <text:p text:style-name="P3">Create 4 nodes from this image, all existing</text:p>
      <text:p text:style-name="P3">Rename RM, 1DN, 2DN, 3DN</text:p>
      <text:p text:style-name="P14"/>
      <text:p text:style-name="P27"><text:span text:style-name="T33">If, Want t</text:span>o check private connection</text:p>
      <text:p text:style-name="P14">$ cd .ssh</text:p>
      <text:p text:style-name="P14">$ ls</text:p>
      <text:p text:style-name="P14">$ ssh -i key.pem ubuntu@&lt;<text:span text:style-name="T11">Private</text:span><text:span text:style-name="T15">-IP</text:span> of RM&gt;</text:p>
      <text:p text:style-name="P14">$ exit</text:p>
      <text:p text:style-name="P16"/>
      <text:p text:style-name="P28">Configuring Hosts</text:p>
      <text:p text:style-name="P3"><text:span text:style-name="T34">$ </text:span>sudo nano /etc/hosts</text:p>
      <text:p text:style-name="P3">Paste on second line</text:p>
      <text:p text:style-name="P3">&lt;Private IP&gt; &lt;PrivateDNS&gt; nn</text:p>
      <text:p text:style-name="P3">&lt;Private IP&gt; &lt;PrivateDNS&gt; rm</text:p>
      <text:p text:style-name="P3">&lt;Private IP&gt; &lt;PrivateDNS&gt; 1dn</text:p>
      <text:p text:style-name="P3">&lt;Private IP&gt; &lt;PrivateDNS&gt; 2dn</text:p>
      <text:p text:style-name="P3">&lt;Private IP&gt; &lt;PrivateDNS&gt; 3dn</text:p>
      <text:p text:style-name="P32"/>
      <text:p text:style-name="P36">Example</text:p>
      <text:p text:style-name="P3">172.31.46.58 ip-172-31-35-18.ec2.internal nn</text:p>
      <text:p text:style-name="P3">172.31.38.162 ip-172-31-38-162.ec2.internal rm</text:p>
      <text:p text:style-name="P3">172.31.45.197 ip-172-31-45-197.ec2.internal 1dn</text:p>
      <text:p text:style-name="P3">172.31.33.39 ip-172-31-33-39.ec2.internal 2dn</text:p>
      <text:p text:style-name="P3">172.31.46.58 ip-172-31-46-58.ec2.internal 3dn</text:p>
      <text:p text:style-name="P3"/>
      <text:p text:style-name="P17"><text:span text:style-name="T41">$ </text:span><text:span text:style-name="T40">cd .ssh</text:span></text:p>
      <text:p text:style-name="P17"><text:span text:style-name="T41">$ </text:span>ssh -i key.pem ubuntu@<text:span text:style-name="T39">rm</text:span></text:p>
      <text:p text:style-name="P15"><text:span text:style-name="T42">$ </text:span>exit</text:p>
      <text:p text:style-name="P44"><text:span text:style-name="T3">$ cd </text:span></text:p>
      <text:p text:style-name="P44"><text:span text:style-name="T3"/></text:p>
      <text:p text:style-name="P45"><text:span text:style-name="T3">$</text:span><text:span text:style-name="T2"> ssh rm</text:span></text:p>
      <text:p text:style-name="P43"><text:span text:style-name="T2">exit</text:span></text:p>
      <text:p text:style-name="P32"/>
      <text:p text:style-name="P32"><text:soft-page-break/></text:p>
      <text:p text:style-name="P34"><text:span text:style-name="T38">Paste on All the nodes</text:span><text:span text:style-name="T35"> </text:span></text:p>
      <text:p text:style-name="P3"><text:span text:style-name="T43">$ </text:span>ssh rm <text:span text:style-name="T43">| </text:span><text:span text:style-name="T42">1dn/2dn/3dn</text:span></text:p>
      <text:p text:style-name="P3"><text:span text:style-name="T44">$ </text:span>sudo nano /etc/hosts</text:p>
      <text:p text:style-name="P3"><text:span text:style-name="T44">$ </text:span>exit</text:p>
      <text:p text:style-name="P32"/>
      <text:p text:style-name="P21">Make sure you are on nn</text:p>
      <text:p text:style-name="P3"><text:span text:style-name="T45">$ </text:span>sudo apt install dsh -y</text:p>
      <text:p text:style-name="P3"/>
      <text:p text:style-name="P29">Install DSH</text:p>
      <text:p text:style-name="P3"><text:span text:style-name="T45">$ </text:span>sudo nano /etc/dsh/machines.list</text:p>
      <text:p text:style-name="P3">#localhost</text:p>
      <text:p text:style-name="P3">nn</text:p>
      <text:p text:style-name="P3">rm</text:p>
      <text:p text:style-name="P3">1dn</text:p>
      <text:p text:style-name="P3">2dn</text:p>
      <text:p text:style-name="P3">3dn</text:p>
      <text:p text:style-name="P32"/>
      <text:p text:style-name="P3">dsh -a uptime</text:p>
      <text:p text:style-name="P42">dsh -a source .profile</text:p>
      <text:p text:style-name="P32"/>
      <text:p text:style-name="P3">cd /usr/local/hadoop/etc/hadoop</text:p>
      <text:p text:style-name="P3"/>
      <text:p text:style-name="P30">Hadoop Configurations</text:p>
      <text:p text:style-name="P3"><text:span text:style-name="T46">$ </text:span>nano masters</text:p>
      <text:p text:style-name="P3">rm</text:p>
      <text:p text:style-name="P3"/>
      <text:p text:style-name="P3"><text:span text:style-name="T46">$ </text:span>nano workers</text:p>
      <text:p text:style-name="P3">#localhost</text:p>
      <text:p text:style-name="P3">1dn</text:p>
      <text:p text:style-name="P3">2dn</text:p>
      <text:p text:style-name="P3">3dn</text:p>
      <text:p text:style-name="P32"/>
      <text:p text:style-name="P3"><text:span text:style-name="T46">$ </text:span>nano core-site.xml</text:p>
      <text:p text:style-name="P3">&lt;property&gt;</text:p>
      <text:p text:style-name="P3"><text:s text:c="2"/>&lt;name&gt;fs.defaultFS&lt;/name&gt;</text:p>
      <text:p text:style-name="P3"><text:s text:c="2"/>&lt;value&gt;hdfs://nn:9000&lt;/value&gt;</text:p>
      <text:p text:style-name="P3">&lt;/property&gt;</text:p>
      <text:p text:style-name="P32"/>
      <text:p text:style-name="P3"><text:span text:style-name="T47">$ </text:span>nano hdfs-site.xml</text:p>
      <text:p text:style-name="P3">&lt;property&gt;</text:p>
      <text:p text:style-name="P3"><text:s text:c="2"/>&lt;name&gt;dfs.replication&lt;/name&gt;</text:p>
      <text:p text:style-name="P3"><text:s text:c="2"/>&lt;value&gt;3&lt;/value&gt;</text:p>
      <text:p text:style-name="P3">&lt;/property&gt;</text:p>
      <text:p text:style-name="P3">&lt;property&gt;</text:p>
      <text:p text:style-name="P3"><text:s text:c="2"/>&lt;name&gt;dfs.namenode.name.dir&lt;/name&gt;</text:p>
      <text:p text:style-name="P3"><text:s text:c="2"/>&lt;value&gt;file:///usr/local/hadoop/data/hdfs/namenode&lt;/value&gt;</text:p>
      <text:p text:style-name="P3">&lt;/property&gt;</text:p>
      <text:p text:style-name="P3">&lt;property&gt;</text:p>
      <text:p text:style-name="P3"><text:s text:c="2"/>&lt;name&gt;dfs.datanode.data.dir&lt;/name&gt;</text:p>
      <text:p text:style-name="P3"><text:s text:c="2"/>&lt;value&gt;file:///usr/local/hadoop/data/hdfs/datanode&lt;/value&gt;</text:p>
      <text:p text:style-name="P3">&lt;/property&gt; </text:p>
      <text:p text:style-name="P32"/>
      <text:p text:style-name="P18"><text:span text:style-name="T47">$ </text:span>mkdir -p /usr/local/hadoop/data/hdfs/namenode</text:p>
      <text:p text:style-name="P3"/>
      <text:p text:style-name="P21">Create proper directories on datanode's</text:p>
      <text:p text:style-name="P3"><text:span text:style-name="T48">$ </text:span>dsh -m 1dn,2dn,3dn mkdir -p /usr/local/hadoop/data/hdfs/datanode</text:p>
      <text:p text:style-name="P32"/>
      <text:p text:style-name="P3"><text:span text:style-name="T48">$ </text:span>nano yarn-site.xml</text:p>
      <text:p text:style-name="P3">&lt;property&gt;</text:p>
      <text:p text:style-name="P3"><text:s text:c="2"/>&lt;name&gt;yarn.nodemanager.aux-services&lt;/name&gt;</text:p>
      <text:p text:style-name="P3"><text:s text:c="2"/>&lt;value&gt;mapreduce_shuffle&lt;/value&gt;</text:p>
      <text:p text:style-name="P3">&lt;/property&gt;</text:p>
      <text:p text:style-name="P3">&lt;property&gt;</text:p>
      <text:p text:style-name="P3"><text:soft-page-break/><text:s text:c="2"/>&lt;name&gt;yarn.resourcemanager.hostname&lt;/name&gt;</text:p>
      <text:p text:style-name="P3"><text:s text:c="2"/>&lt;value&gt;rm&lt;/value&gt;</text:p>
      <text:p text:style-name="P3">&lt;/property&gt;</text:p>
      <text:p text:style-name="P3">&lt;property&gt;</text:p>
      <text:p text:style-name="P3"><text:s text:c="2"/>&lt;name&gt;yarn.nodemanager.env-whitelist&lt;/name&gt;</text:p>
      <text:p text:style-name="P3"><text:s text:c="2"/>&lt;value&gt;JAVA_HOME,HADOOP_COMMON_HOME,HADOOP_HDFS_HOME,HADOOP_CONF_DIR,CLASSPATH_PREPEND_DISTCACHE,HADOOP_YARN_HOME,HADOOP_MAPRED_HOME&lt;/value&gt;</text:p>
      <text:p text:style-name="P3"><text:s text:c="2"/>&lt;/property&gt;</text:p>
      <text:p text:style-name="P32"/>
      <text:p text:style-name="P3"><text:span text:style-name="T48">$ </text:span>nano mapred-site.xml</text:p>
      <text:p text:style-name="P3">&lt;property&gt;</text:p>
      <text:p text:style-name="P3"><text:s text:c="4"/>&lt;name&gt;mapreduce.jobtracker.address&lt;/name&gt;</text:p>
      <text:p text:style-name="P3"><text:s text:c="4"/>&lt;value&gt;rm:54311&lt;/value&gt;</text:p>
      <text:p text:style-name="P3"><text:s text:c="2"/>&lt;/property&gt;</text:p>
      <text:p text:style-name="P3"><text:s text:c="2"/>&lt;property&gt;</text:p>
      <text:p text:style-name="P3"><text:s text:c="4"/>&lt;name&gt;mapreduce.framework.name&lt;/name&gt;</text:p>
      <text:p text:style-name="P3"><text:s text:c="4"/>&lt;value&gt;yarn&lt;/value&gt;</text:p>
      <text:p text:style-name="P3"><text:s text:c="2"/>&lt;/property&gt;</text:p>
      <text:p text:style-name="P3">&lt;property&gt;</text:p>
      <text:p text:style-name="P3"><text:s text:c="2"/>&lt;name&gt;yarn.app.mapreduce.am.env&lt;/name&gt;</text:p>
      <text:p text:style-name="P3"><text:s text:c="2"/>&lt;value&gt;HADOOP_MAPRED_HOME=$HADOOP_MAPRED_HOME&lt;/value&gt;</text:p>
      <text:p text:style-name="P3">&lt;/property&gt;</text:p>
      <text:p text:style-name="P3">&lt;property&gt;</text:p>
      <text:p text:style-name="P3"><text:s text:c="2"/>&lt;name&gt;mapreduce.map.env&lt;/name&gt;</text:p>
      <text:p text:style-name="P3"><text:s text:c="2"/>&lt;value&gt;HADOOP_MAPRED_HOME=$HADOOP_MAPRED_HOME&lt;/value&gt;</text:p>
      <text:p text:style-name="P3">&lt;/property&gt;</text:p>
      <text:p text:style-name="P3">&lt;property&gt;</text:p>
      <text:p text:style-name="P3"><text:s text:c="2"/>&lt;name&gt;mapreduce.reduce.env&lt;/name&gt;</text:p>
      <text:p text:style-name="P3"><text:s text:c="2"/>&lt;value&gt;HADOOP_MAPRED_HOME=$HADOOP_MAPRED_HOME&lt;/value&gt;</text:p>
      <text:p text:style-name="P3">&lt;/property&gt;</text:p>
      <text:p text:style-name="P32"/>
      <text:p text:style-name="P19"><text:span text:style-name="T49">$ </text:span>sudo chown -R hduser:hadoop $HADOOP_HOME</text:p>
      <text:p text:style-name="P35"><text:span text:style-name="T35">$ cd</text:span></text:p>
      <text:p text:style-name="P35"/>
      <text:p text:style-name="P37"><text:span text:style-name="T35">SCP all the files</text:span></text:p>
      <text:p text:style-name="P3"><text:span text:style-name="T49">$ </text:span>cd /usr/local/hadoop/etc/hadoop</text:p>
      <text:p text:style-name="P3"><text:span text:style-name="T49">$ </text:span>scp core-site.xml hdfs-site.xml mapred-site.xml yarn-site.xml workers rm:/usr/local/hadoop/etc/hadoop</text:p>
      <text:p text:style-name="P3"/>
      <text:p text:style-name="P3"><text:span text:style-name="T49">$ </text:span>scp core-site.xml hdfs-site.xml mapred-site.xml yarn-site.xml workers <text:span text:style-name="T49">$ </text:span>1dn:/usr/local/hadoop/etc/hadoop</text:p>
      <text:p text:style-name="P3"/>
      <text:p text:style-name="P3"><text:span text:style-name="T49">$ </text:span>scp core-site.xml hdfs-site.xml mapred-site.xml yarn-site.xml workers 2dn:/usr/local/hadoop/etc/hadoop</text:p>
      <text:p text:style-name="P3"/>
      <text:p text:style-name="P3"><text:span text:style-name="T49">$ </text:span>scp core-site.xml hdfs-site.xml mapred-site.xml yarn-site.xml workers 3dn:/usr/local/hadoop/etc/hadoop</text:p>
      <text:p text:style-name="P32"/>
      <text:p text:style-name="P32"><text:span text:style-name="T50">$ </text:span>cd</text:p>
      <text:p text:style-name="P32"/>
      <text:p text:style-name="P21">Format Namenode</text:p>
      <text:p text:style-name="P3">hdfs namenode -format</text:p>
      <text:p text:style-name="P3"/>
      <text:p text:style-name="P3">Start the cluster</text:p>
      <text:p text:style-name="P3">start-dfs.sh</text:p>
      <text:p text:style-name="P3">ssh rm</text:p>
      <text:p text:style-name="P3">start-yarn.sh</text:p>
      <text:p text:style-name="P3">jps</text:p>
      <text:p text:style-name="P3">exit</text:p>
      <text:p text:style-name="P3">jps</text:p>
      <text:p text:style-name="P3"><text:s/></text:p>
      <text:p text:style-name="P3">dsh -a jps</text:p>
      <text:p text:style-name="P3"/>
      <text:p text:style-name="P3"><text:soft-page-break/>hdfs dfs -mkdir /user</text:p>
      <text:p text:style-name="P3">hdfs dfs -mkdir /user/hduser</text:p>
      <text:p text:style-name="P3">hdfs dfs -put hadoop-3.3.<text:span text:style-name="T51">6</text:span>.tar.gz /user/hduser</text:p>
      <text:p text:style-name="P3">hdfs dfs -ls </text:p>
      <text:p text:style-name="P3">hdfs dfs -ls -R</text:p>
      <text:p text:style-name="P3"/>
      <text:p text:style-name="P3">yarn jar /usr/local/hadoop/share/hadoop/mapreduce/hadoop-mapreduce-examples-*.jar pi <text:s/>5 10</text:p>
      <text:p text:style-name="P3"/>
      <text:p text:style-name="P3">Goto browser</text:p>
      <text:p text:style-name="P3">&lt;Public IP of NN&gt;: 9870 / <text:s/>&lt;Public IP of RM&gt;8088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4T11:43:44.071000000</meta:creation-date>
    <meta:generator>LibreOffice/7.4.2.3$Windows_X86_64 LibreOffice_project/382eef1f22670f7f4118c8c2dd222ec7ad009daf</meta:generator>
    <dc:date>2024-08-04T16:06:40.355000000</dc:date>
    <meta:editing-duration>PT2H59M4S</meta:editing-duration>
    <meta:editing-cycles>100</meta:editing-cycles>
    <meta:document-statistic meta:table-count="0" meta:image-count="0" meta:object-count="0" meta:page-count="6" meta:paragraph-count="266" meta:word-count="863" meta:character-count="7265" meta:non-whitespace-character-count="6491"/>
  </office:meta>
</office:document-meta>
</file>